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H. Soli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If I understand my mission rightly--and my/ one Great Master be at my right hand, that I/ do not fall short in duty--the main object/ I should hold in view when in the presence of/ the dead, is to console the sorrowing living. <text:s/>Unless/ the qualities of heart and mind which adorned/ the character of the departed were of a <text:span text:style-name="T1">character</text:span><text:span text:style-name="T2"> nature to stri-/-king as to have left their impress upon large com-/-munities or single congregations, a rehearsal thereof/ would be more of a reflection on the survivors, than of/ a panegyric on the deceased. <text:s/>Thus, to deal with in-/tegrity while in the pursuit of a competence, is not/ a special claim to a eulogy. <text:s/>I know too well,/ that many are unscrupulous in their commercial in-/-tercourse, feeling no hesitation to wrong or deceive/ in their eagerness to amass wealth. <text:s/>But will it be/ representing our brother, who has changed the mortal/ for the immortal, as an exceptional man, to say to those/ who surround his </text:span><text:span text:style-name="T1">mortal</text:span><text:span text:style-name="T2"> remains, Dr H. Solis did not/ defraud, or overreach; he was honest in his dealings?/</text:span></text:p>
      <text:p text:style-name="P6"/>
      <text:p text:style-name="P6">[Page 2]</text:p>
      <text:p text:style-name="P3"><text:span text:style-name="T2">I am glad for the sake of his happiness, to be/ positively told, that in answer to the first question,/ which will be put, the spirit of our brother can/ point to its cleanness as its own witness. <text:s/>For,/ according to our Sages, on entering the celestial/ tribunal, the </text:span><text:span text:style-name="T1">Great</text:span><text:span text:style-name="T2"> infallible judge asks forthwith/ "Didst thou keep my eighth commandment, didst/ thou deal with probity?" <text:s/>Again: In this age/ of utilitarianism, when religious principles are often/ sacrificed on the altar of material gain, some may/ deem the observance of the fourth commandment of/ the Decalogue a special title to a panegyric. <text:s/>So/ general is the practice </text:span><text:soft-page-break/><text:span text:style-name="T2">among the coheirs of the Sinaic/ covenant to follow their usual vocations on the/ Sabbath, and publicly to remain at their desk/ or counting-house or counter on the holy days of the/ Lord, that abstention from that offence against the/ Law, might be considered a singular virtue. <text:s/>May it/ never become such. <text:s/>May the time never arrive, when a/ servant of Israel's God shall be called upon to heap/ encomiums on a son of Israel, because while he/ lived he did not defiantly trample</text:span><text:span text:style-name="T1">d</text:span><text:span text:style-name="T2"> upon the word of the/</text:span></text:p>
      <text:p text:style-name="P6"/>
      <text:p text:style-name="P6">[Page 3]</text:p>
      <text:p text:style-name="P3"><text:span text:style-name="T2">Sovereign Legislator. <text:s/>As to him, who, I am assured by his/ intimate acquaintances, had always withdrawn himself from/ the busy marts of trade on the seventh day &amp; the festivals the prophet Isaiah is his guarantee/ for the enjoyment of a heavenly reward "If thou turn thy foot/ away </text:span><text:span text:style-name="T1">on</text:span><text:span text:style-name="T2"> because of the Sabbath....then shalt thou delight with the Lord."/ <text:s/>It has also been reported to me since his demise, that our/ brother's deeds of beneficence were not rare; that they were stu-/-diously concealed from all; that to avoid notoriety, he purposely/ declined having his name inscribed where it would figure in public/ records. <text:s/>Had I even personal knowledge of the fact connected with/ each instance when Charity was so thoughtfully bestowed, I would/ not dwell upon that which D. H. S desired to hide from the/ world. <text:s/>Enough that our sainted teachers of old, commenting/ on the well known sentence of the book of Proverbs "a gift in secret/ pacifies anger," asserted that it will appease also Divine wrath/ and protitiate[sic!] divine Grace. <text:s/>No: the departed one stands not in/ need of my poor praise, nor would my hearers approve of my/ setting forth his character as exceptional in the moral and religious/ relations of life, lest </text:span><text:span text:style-name="T1">[?]</text:span><text:span text:style-name="T2"> my utterances be interpreted as an intimation of their/ failure in duty. <text:s/>The Almighty Creator will apportion to His servant/ the </text:span><text:span text:style-name="T1">due</text:span><text:span text:style-name="T2"> share due to his actions </text:span><text:span text:style-name="T1">will</text:span><text:span text:style-name="T2"> while he trod this nether path; ac-/cording to what is written in the book of books "God will bring every work/ into judgment, with every secret thing, whether it be good, or whether it be evil."/</text:span></text:p>
      <text:p text:style-name="P6"/>
      <text:p text:style-name="P6">[Page 4]</text:p>
      <text:p text:style-name="P3"><text:span text:style-name="T2">But those whom D. H. Solis left on earth to bemoan his loss, specially/ the companion of his pleasures but also of his sore trials, now discon-/solate, ought to be lifted from the depth of sorrow. <text:s/>With/ her and with them you and I sincerely sympathise, as fellow/ creatures and fellow believers. <text:s/>Fortunately, I can speak to </text:span><text:span text:style-name="T1">her</text:span><text:span text:style-name="T2"> the/ heart of </text:span><text:span text:style-name="T1">her</text:span><text:span text:style-name="T2"> our brother's widow &amp; awaken sentiments, which will prove a/ soothing balm. <text:s/>My knowledge of her home training, and of her married life/ devotedly consecrated to the performance of conjugal and maternal obligations,/ inspires me with the belief that she accepts this visitation with humbleness/ of spirit. <text:s/>I bear the conviction that leaning on the arm of the omnipotent/ the relict of our coreligionists will be upheld in piety. <text:s/>For trusting in that Being/ who suffers nothing to end the destruction, she looks upon the <text:s/>body, which/ dissolves itself into its primitive elements, as the receptacle of that which/ quickened it, and which is by its nature indivisible and imperishable./ <text:s/>In like manner as the eternity of God is her creed, so is the everlastingness of the soul/ her sustaining hope. <text:s/></text:span><text:span text:style-name="T1">Might</text:span><text:span text:style-name="T2"> Would that I could thus infuse into all her child-/-ren the feelings which pervade the hearts of the wife and sisters of my lamented/ coreligionist. <text:s/>Oh that his loss might be in each one among the offspring of D. H. Solis a gain to Judaism and society; a/ laver in which whatever is imperfect is cleansed away; a crucible/ in which dross is purified. <text:s/>The mother would rejoice; the father/ feel beatified, a congregation of Israel derive advantages; the community/ of Phila benefit greatly. <text:s/>Thou O Lord canst supply my deficiencies. <text:s/>Thou/ canst cause even a small seed of righteousness to fructify, the least germ/ of perfection to blossom and grow luxuriant. <text:s/>Deign to bless every thought leading onward &amp;/ upwards. <text:s/>(Here followed a pray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4:41:52.43</meta:creation-date>
    <dc:date>2012-11-15T11:58:27.30</dc:date>
    <meta:editing-duration>PT28M9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3" meta:paragraph-count="69" meta:word-count="1143" meta:character-count="6994"/>
  </office:meta>
</office:document-meta>
</file>